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83026" officeooo:paragraph-rsid="00183026" style:font-weight-asian="bold" style:font-weight-complex="bold"/>
    </style:style>
    <style:style style:name="P2" style:family="paragraph" style:parent-style-name="Standard">
      <style:text-properties officeooo:paragraph-rsid="00183026"/>
    </style:style>
    <style:style style:name="P3" style:family="paragraph" style:parent-style-name="Standard">
      <style:text-properties officeooo:paragraph-rsid="0019e275"/>
    </style:style>
    <style:style style:name="T1" style:family="text">
      <style:text-properties officeooo:rsid="00183026"/>
    </style:style>
    <style:style style:name="T2" style:family="text">
      <style:text-properties fo:font-weight="normal" officeooo:rsid="00183026" style:font-weight-asian="normal" style:font-weight-complex="normal"/>
    </style:style>
    <style:style style:name="T3" style:family="text">
      <style:text-properties fo:font-weight="normal" officeooo:rsid="0019e275" style:font-weight-asian="normal" style:font-weight-complex="normal"/>
    </style:style>
    <style:style style:name="T4" style:family="text">
      <style:text-properties officeooo:rsid="0019e2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sso de instalação</text:p>
      <text:p text:style-name="P1"/>
      <text:p text:style-name="P2"><text:span text:style-name="T2">Após a verificação do processo de montagem o responsável pela montagem vai à casa do cliente verificar onde o padrão deve ser instalado (parede, muro ou poste), deve-se fazer as medidas de onde o padrão vai ser instalado para saber se está de acordo com as normas, </text:span><text:span text:style-name="T3">sabendo-se isso começa-se o processo de instalação:</text:span></text:p>
      <text:p text:style-name="P2">1<text:span text:style-name="T1"> – </text:span>O cano (poste/pontalete) usado para instalação do padrão deve ter um furo de 13 milímetros de diâmetro localizado a <text:span text:style-name="T1">1,5 metro</text:span> da base. </text:p>
      <text:p text:style-name="P2">2<text:span text:style-name="T1"> – </text:span>O cano (poste/pontalete) tem que estar em perfeito estado de conservação, sem trincas, erosões, dobras, não podendo ter nenhuma emenda. Ele deve estar visível em toda sua extensão, devendo ao menos uma parte da sua área lateral estar descoberta para inspeção visual. </text:p>
      <text:p text:style-name="P2">3<text:span text:style-name="T4"> – </text:span>É necessário haver o condutor de proteção. Este condutor é verde ou verde e amarelo e deve ser levado até a caixa de passagem ou quadro de distribuição interno (padrões coletivos). </text:p>
      <text:p text:style-name="P2">4<text:span text:style-name="T4"> – </text:span>As caixas de medição dos padrões coletivos devem ser identificadas, tanto na parte exterior como interior </text:p>
      <text:p text:style-name="P3">5<text:span text:style-name="T4"> – </text:span>O condutor utilizado para o aterramento deve ser de cobre, nu, rígido, e ficar exposto até a última haste de aterramento. </text:p>
      <text:p text:style-name="P3">6<text:span text:style-name="T4"> – </text:span>Para realização de inspeções nas hastes de aterramento, é preciso caixas (250x250x500mm) com tampa de concreto ou aço. </text:p>
      <text:p text:style-name="P3">7<text:span text:style-name="T4"> – </text:span>O disjuntor utilizado na caixa de medição deve ser dimensionado de acordo com a relação de carga utilizada. </text:p>
      <text:p text:style-name="P3">8<text:span text:style-name="T4"> – </text:span>Os condutores dentro da caixa de medição devem ter sobras no comprimento para que sejam efetuadas as ligações dos medidore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7:25:02.577000000</meta:creation-date>
    <dc:date>2016-03-03T18:10:41.885000000</dc:date>
    <meta:editing-duration>PT14M35S</meta:editing-duration>
    <meta:editing-cycles>1</meta:editing-cycles>
    <meta:document-statistic meta:table-count="0" meta:image-count="0" meta:object-count="0" meta:page-count="1" meta:paragraph-count="10" meta:word-count="254" meta:character-count="1533" meta:non-whitespace-character-count="1273"/>
    <meta:generator>LibreOffice/4.4.7.2$Windows_x86 LibreOffice_project/f3153a8b245191196a4b6b9abd1d0da16eead600</meta:generator>
  </office:meta>
</office:document-meta>
</file>